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912cm" fo:min-width="4.98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539cm" fo:min-width="7.09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54cm" fo:min-width="7.79cm"/>
      <style:paragraph-properties style:writing-mode="lr-tb"/>
    </style:style>
    <style:style style:name="gr4" style:family="graphic" style:parent-style-name="objectwithoutfill">
      <style:graphic-properties draw:marker-end="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8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4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48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3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552cm"/>
      <style:paragraph-properties style:writing-mode="lr-tb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objectwithoutfill">
      <style:graphic-properties draw:marker-start="" draw:marker-end="Arrow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4.912cm" fo:min-width="5.1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3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3.95cm" fo:min-width="7.501cm"/>
      <style:paragraph-properties style:writing-mode="lr-tb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3.951cm" fo:min-width="8.20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 style:writing-mode="lr-tb"/>
      <style:text-properties fo:font-size="18pt"/>
    </style:style>
    <style:style style:name="P4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fo:font-size="18pt" fo:background-color="transparent"/>
    </style:style>
    <style:style style:name="P12" style:family="paragraph">
      <style:paragraph-properties style:writing-mode="lr-tb"/>
      <style:text-properties fo:font-size="18pt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font-size="18pt"/>
    </style:style>
    <style:style style:name="T4" style:family="text">
      <style:text-properties style:use-window-font-color="true" fo:font-size="18pt" fo:background-color="transparen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1cm" svg:height="7.3cm" svg:x="25.822cm" svg:y="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751cm" svg:height="7.3cm" svg:x="27.1cm" svg:y="5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751cm" svg:height="7.3cm" svg:x="25.822cm" svg:y="19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7.751cm" svg:height="7.3cm" svg:x="25.822cm" svg:y="11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4.199cm" svg:x="1.6cm" svg:y="18.9cm">
          <text:p text:style-name="P2"><text:span text:style-name="T1">Custom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8.7cm" svg:height="4.2cm" svg:x="48.798cm" svg:y="18.898cm">
          <text:p text:style-name="P4"><text:span text:style-name="T2">Admi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26.898cm" svg:y1="4.098cm" svg:x2="32.498cm" svg:y2="4.098cm">
          <text:p/>
        </draw:line>
        <draw:line draw:style-name="gr4" draw:text-style-name="P6" draw:layer="layout" svg:x1="28.173cm" svg:y1="51.9cm" svg:x2="33.773cm" svg:y2="51.9cm">
          <text:p/>
        </draw:line>
        <draw:line draw:style-name="gr4" draw:text-style-name="P6" draw:layer="layout" svg:x1="26.898cm" svg:y1="20.899cm" svg:x2="32.498cm" svg:y2="20.899cm">
          <text:p/>
        </draw:line>
        <draw:line draw:style-name="gr4" draw:text-style-name="P6" draw:layer="layout" svg:x1="26.898cm" svg:y1="12.598cm" svg:x2="32.498cm" svg:y2="12.598cm">
          <text:p/>
        </draw:line>
        <draw:frame draw:style-name="gr5" draw:text-style-name="P8" draw:layer="layout" svg:width="1.883cm" svg:height="1.615cm" svg:x="28.999cm" svg:y="3.198cm">
          <draw:text-box>
            <text:p text:style-name="P7"><text:span text:style-name="T3">0.1</text:span></text:p>
          </draw:text-box>
        </draw:frame>
        <draw:frame draw:style-name="gr5" draw:text-style-name="P8" draw:layer="layout" svg:width="1.883cm" svg:height="1.615cm" svg:x="29.816cm" svg:y="51.001cm">
          <draw:text-box>
            <text:p text:style-name="P7"><text:span text:style-name="T3">0.4</text:span></text:p>
          </draw:text-box>
        </draw:frame>
        <draw:frame draw:style-name="gr6" draw:text-style-name="P8" draw:layer="layout" svg:width="3.501cm" svg:height="1.673cm" svg:x="28.799cm" svg:y="19.998cm">
          <draw:text-box>
            <text:p text:style-name="P7"><text:span text:style-name="T3">0.3.1</text:span></text:p>
          </draw:text-box>
        </draw:frame>
        <draw:frame draw:style-name="gr5" draw:text-style-name="P8" draw:layer="layout" svg:width="1.883cm" svg:height="1.615cm" svg:x="28.899cm" svg:y="11.637cm">
          <draw:text-box>
            <text:p text:style-name="P7"><text:span text:style-name="T3">0.2</text:span></text:p>
          </draw:text-box>
        </draw:frame>
        <draw:frame draw:style-name="gr7" draw:text-style-name="P10" draw:layer="layout" svg:width="7.4cm" svg:height="1.688cm" svg:x="9cm" svg:y="4.799cm">
          <draw:text-box>
            <text:p text:style-name="P9"><text:span text:style-name="T3">Customer’s Information</text:span></text:p>
          </draw:text-box>
        </draw:frame>
        <draw:frame draw:style-name="gr7" draw:text-style-name="P10" draw:layer="layout" svg:width="7.8cm" svg:height="1.688cm" svg:x="11.998cm" svg:y="6.798cm">
          <draw:text-box>
            <text:p text:style-name="P9"><text:span text:style-name="T3">Confirmed Information</text:span></text:p>
          </draw:text-box>
        </draw:frame>
        <draw:frame draw:style-name="gr8" draw:text-style-name="P10" draw:layer="layout" svg:width="7.9cm" svg:height="2.099cm" svg:x="14.199cm" svg:y="13.198cm">
          <draw:text-box>
            <text:p text:style-name="P9"><text:span text:style-name="T3">List Bank Offers</text:span></text:p>
          </draw:text-box>
        </draw:frame>
        <draw:frame draw:style-name="gr7" draw:text-style-name="P11" draw:layer="layout" svg:width="5cm" svg:height="1.688cm" svg:x="19.499cm" svg:y="14.298cm">
          <draw:text-box>
            <text:p text:style-name="P9"><text:span text:style-name="T4">Chosen Offer</text:span></text:p>
          </draw:text-box>
        </draw:frame>
        <draw:frame draw:style-name="gr7" draw:text-style-name="P10" draw:layer="layout" svg:width="7.301cm" svg:height="1.688cm" svg:x="13.898cm" svg:y="23.999cm">
          <draw:text-box>
            <text:p text:style-name="P9"><text:span text:style-name="T3">Payment/Transaction</text:span></text:p>
          </draw:text-box>
        </draw:frame>
        <draw:frame draw:style-name="gr9" draw:text-style-name="P10" draw:layer="layout" svg:width="5.2cm" svg:height="0.962cm" svg:x="14.4cm" svg:y="53.7cm">
          <draw:text-box>
            <text:p text:style-name="P12">Status Update</text:p>
          </draw:text-box>
        </draw:frame>
        <draw:frame draw:style-name="gr10" draw:text-style-name="P10" draw:layer="layout" svg:width="5.3cm" svg:height="3.108cm" svg:x="27.999cm" svg:y="52.901cm">
          <draw:text-box>
            <text:p text:style-name="P9"><text:span text:style-name="T3">Checks/Updates</text:span></text:p>
            <text:p text:style-name="P9"><text:span text:style-name="T3">Customer</text:span></text:p>
            <text:p text:style-name="P9"><text:span text:style-name="T3">Status</text:span></text:p>
          </draw:text-box>
        </draw:frame>
        <draw:frame draw:style-name="gr11" draw:text-style-name="P10" draw:layer="layout" svg:width="5.501cm" svg:height="3.701cm" svg:x="27.499cm" svg:y="21.999cm">
          <draw:text-box>
            <text:p text:style-name="P9"><text:span text:style-name="T3"/></text:p>
            <text:p text:style-name="P9"><text:span text:style-name="T3">Deposit</text:span></text:p>
          </draw:text-box>
        </draw:frame>
        <draw:frame draw:style-name="gr12" draw:text-style-name="P10" draw:layer="layout" svg:width="5cm" svg:height="2.398cm" svg:x="27.499cm" svg:y="13.799cm">
          <draw:text-box>
            <text:p text:style-name="P9"><text:span text:style-name="T5">Manage</text:span><text:span text:style-name="T3"> Bank </text:span></text:p>
            <text:p text:style-name="P9"><text:span text:style-name="T3">Records</text:span></text:p>
          </draw:text-box>
        </draw:frame>
        <draw:frame draw:style-name="gr13" draw:text-style-name="P14" draw:layer="layout" svg:width="4.401cm" svg:height="3.733cm" svg:x="27.899cm" svg:y="5.098cm">
          <draw:text-box>
            <text:p text:style-name="P13"><text:span text:style-name="T6">Manage </text:span></text:p>
            <text:p text:style-name="P13"><text:span text:style-name="T6">Customer</text:span></text:p>
            <text:p text:style-name="P13"><text:span text:style-name="T6">Information</text:span></text:p>
          </draw:text-box>
        </draw:frame>
        <draw:line draw:style-name="gr4" draw:text-style-name="P6" draw:layer="layout" svg:x1="5.498cm" svg:y1="18.799cm" svg:x2="5.523cm" svg:y2="5.199cm">
          <text:p/>
        </draw:line>
        <draw:line draw:style-name="gr4" draw:text-style-name="P6" draw:layer="layout" svg:x1="5.498cm" svg:y1="5.199cm" svg:x2="9.298cm" svg:y2="5.199cm">
          <text:p/>
        </draw:line>
        <draw:line draw:style-name="gr14" draw:text-style-name="P6" draw:layer="layout" svg:x1="15.898cm" svg:y1="5.335cm" svg:x2="25.799cm" svg:y2="5.335cm">
          <text:p/>
        </draw:line>
        <draw:line draw:style-name="gr4" draw:text-style-name="P6" draw:layer="layout" svg:x1="25.915cm" svg:y1="7.3cm" svg:x2="18.482cm" svg:y2="7.3cm">
          <text:p/>
        </draw:line>
        <draw:line draw:style-name="gr4" draw:text-style-name="P6" draw:layer="layout" svg:x1="12.298cm" svg:y1="7.299cm" svg:x2="7.498cm" svg:y2="7.299cm">
          <text:p/>
        </draw:line>
        <draw:line draw:style-name="gr14" draw:text-style-name="P6" draw:layer="layout" svg:x1="7.568cm" svg:y1="7.299cm" svg:x2="7.568cm" svg:y2="9.601cm">
          <text:p/>
        </draw:line>
        <draw:connector draw:style-name="gr14" draw:text-style-name="P6" draw:layer="layout" svg:x1="9.566cm" svg:y1="20.8cm" svg:x2="25.822cm" svg:y2="15.048cm" draw:end-shape="id1" svg:d="M9566 20800h7877v-5752h8379" svg:viewBox="0 0 16257 5753">
          <text:p/>
        </draw:connector>
        <draw:line draw:style-name="gr4" draw:text-style-name="P6" draw:layer="layout" svg:x1="25.999cm" svg:y1="13.699cm" svg:x2="18.799cm" svg:y2="13.699cm">
          <text:p/>
        </draw:line>
        <draw:line draw:style-name="gr4" draw:text-style-name="P6" draw:layer="layout" svg:x1="14.598cm" svg:y1="13.649cm" svg:x2="8.998cm" svg:y2="13.599cm">
          <text:p/>
        </draw:line>
        <draw:line draw:style-name="gr14" draw:text-style-name="P6" draw:layer="layout" svg:x1="8.974cm" svg:y1="13.599cm" svg:x2="8.798cm" svg:y2="18.999cm">
          <text:p/>
        </draw:line>
        <draw:line draw:style-name="gr4" draw:text-style-name="P6" draw:layer="layout" svg:x1="27.2cm" svg:y1="54.2cm" svg:x2="18.8cm" svg:y2="54.2cm">
          <text:p/>
        </draw:line>
        <draw:line draw:style-name="gr4" draw:text-style-name="P6" draw:layer="layout" svg:x1="3.8cm" svg:y1="54cm" svg:x2="14.3cm" svg:y2="54.15cm">
          <text:p/>
        </draw:line>
        <draw:line draw:style-name="gr14" draw:text-style-name="P6" draw:layer="layout" svg:x1="3.8cm" svg:y1="53.999cm" svg:x2="3.8cm" svg:y2="22.995cm">
          <text:p/>
        </draw:line>
        <draw:line draw:style-name="gr4" draw:text-style-name="P6" draw:layer="layout" svg:x1="8.399cm" svg:y1="23.199cm" svg:x2="8.399cm" svg:y2="24.599cm">
          <text:p/>
        </draw:line>
        <draw:line draw:style-name="gr4" draw:text-style-name="P6" draw:layer="layout" svg:x1="8.399cm" svg:y1="24.599cm" svg:x2="14.299cm" svg:y2="24.599cm">
          <text:p/>
        </draw:line>
        <draw:line draw:style-name="gr14" draw:text-style-name="P6" draw:layer="layout" svg:x1="20.099cm" svg:y1="24.449cm" svg:x2="25.9cm" svg:y2="24.449cm">
          <text:p/>
        </draw:line>
        <draw:frame draw:style-name="gr7" draw:text-style-name="P10" draw:layer="layout" svg:width="7.4cm" svg:height="1.688cm" svg:x="38.098cm" svg:y="4.599cm">
          <draw:text-box>
            <text:p text:style-name="P9"><text:span text:style-name="T3">Customer’s Information</text:span></text:p>
          </draw:text-box>
        </draw:frame>
        <draw:frame draw:style-name="gr7" draw:text-style-name="P10" draw:layer="layout" svg:width="7.4cm" svg:height="1.688cm" svg:x="9cm" svg:y="4.799cm">
          <draw:text-box>
            <text:p text:style-name="P9"><text:span text:style-name="T3">Customer’s Information</text:span></text:p>
          </draw:text-box>
        </draw:frame>
        <draw:frame draw:style-name="gr7" draw:text-style-name="P10" xml:id="id3" draw:id="id3" draw:layer="layout" svg:width="4.7cm" svg:height="1.688cm" svg:x="37.499cm" svg:y="12.298cm">
          <draw:text-box>
            <text:p text:style-name="P9"><text:span text:style-name="T3">Bank Offers List</text:span></text:p>
          </draw:text-box>
        </draw:frame>
        <draw:frame draw:style-name="gr7" draw:text-style-name="P10" draw:layer="layout" svg:width="6.5cm" svg:height="1.688cm" svg:x="34.198cm" svg:y="15.298cm">
          <draw:text-box>
            <text:p text:style-name="P9"><text:span text:style-name="T3">Transaction Details</text:span></text:p>
          </draw:text-box>
        </draw:frame>
        <draw:frame draw:style-name="gr15" draw:text-style-name="P10" draw:layer="layout" svg:width="7.301cm" svg:height="1.615cm" svg:x="35.899cm" svg:y="23.099cm">
          <draw:text-box>
            <text:p text:style-name="P9"><text:span text:style-name="T3">Transaction Info</text:span></text:p>
          </draw:text-box>
        </draw:frame>
        <draw:frame draw:style-name="gr16" draw:text-style-name="P10" draw:layer="layout" svg:width="6.9cm" svg:height="1.085cm" svg:x="36.761cm" svg:y="53.915cm">
          <draw:text-box>
            <text:p text:style-name="P9"><text:span text:style-name="T3">Updated Status</text:span></text:p>
          </draw:text-box>
        </draw:frame>
        <draw:frame draw:style-name="gr17" draw:text-style-name="P10" draw:layer="layout" svg:width="9.298cm" svg:height="2.802cm" svg:x="47.3cm" svg:y="33.298cm">
          <draw:text-box>
            <text:p text:style-name="P9"><text:span text:style-name="T3">Updated Status</text:span></text:p>
          </draw:text-box>
        </draw:frame>
        <draw:connector draw:style-name="gr14" draw:text-style-name="P6" draw:layer="layout" svg:x1="33.573cm" svg:y1="15.048cm" svg:x2="48.798cm" svg:y2="20.998cm" draw:start-shape="id1" draw:end-shape="id2" draw:end-glue-point="3" svg:d="M33573 15048h7613v5950h7612" svg:viewBox="0 0 15226 5951">
          <text:p/>
        </draw:connector>
        <draw:line draw:style-name="gr4" draw:text-style-name="P6" draw:layer="layout" svg:x1="33.298cm" svg:y1="5.048cm" svg:x2="38.399cm" svg:y2="5.048cm">
          <text:p/>
        </draw:line>
        <draw:line draw:style-name="gr4" draw:text-style-name="P6" draw:layer="layout" svg:x1="45cm" svg:y1="5.2cm" svg:x2="53cm" svg:y2="5.2cm">
          <text:p/>
        </draw:line>
        <draw:line draw:style-name="gr14" draw:text-style-name="P6" draw:layer="layout" svg:x1="53cm" svg:y1="5.2cm" svg:x2="53cm" svg:y2="18.9cm">
          <text:p/>
        </draw:line>
        <draw:line draw:style-name="gr4" draw:text-style-name="P6" draw:layer="layout" svg:x1="49cm" svg:y1="18.6cm" svg:x2="47.2cm" svg:y2="15.2cm">
          <text:p/>
        </draw:line>
        <draw:line draw:style-name="gr14" draw:text-style-name="P6" draw:layer="layout" svg:x1="37.9cm" svg:y1="12.898cm" svg:x2="33cm" svg:y2="12.898cm">
          <text:p/>
        </draw:line>
        <draw:line draw:style-name="gr4" draw:text-style-name="P6" draw:layer="layout" svg:x1="33.5cm" svg:y1="23.6cm" svg:x2="36.299cm" svg:y2="23.6cm">
          <text:p/>
        </draw:line>
        <draw:line draw:style-name="gr18" draw:text-style-name="P6" draw:layer="layout" svg:x1="40.696cm" svg:y1="23.7cm" svg:x2="46.799cm" svg:y2="23.7cm">
          <text:p/>
        </draw:line>
        <draw:line draw:style-name="gr4" draw:text-style-name="P6" draw:layer="layout" svg:x1="46.8cm" svg:y1="23.7cm" svg:x2="46.8cm" svg:y2="22.1cm">
          <text:p/>
        </draw:line>
        <draw:line draw:style-name="gr14" draw:text-style-name="P6" draw:layer="layout" svg:x1="46.8cm" svg:y1="22.1cm" svg:x2="48.898cm" svg:y2="22.099cm">
          <text:p/>
        </draw:line>
        <draw:line draw:style-name="gr4" draw:text-style-name="P6" draw:layer="layout" svg:x1="45.575cm" svg:y1="28.392cm" svg:x2="45.575cm" svg:y2="54.307cm">
          <text:p/>
        </draw:line>
        <draw:line draw:style-name="gr18" draw:text-style-name="P6" draw:layer="layout" svg:x1="41.4cm" svg:y1="54.4cm" svg:x2="45.6cm" svg:y2="54.4cm">
          <text:p/>
        </draw:line>
        <draw:line draw:style-name="gr19" draw:text-style-name="P6" draw:layer="layout" svg:x1="37.001cm" svg:y1="54.325cm" svg:x2="34.799cm" svg:y2="54.325cm">
          <text:p/>
        </draw:line>
        <draw:line draw:style-name="gr18" draw:text-style-name="P6" draw:layer="layout" svg:x1="48.8cm" svg:y1="33.4cm" svg:x2="48.8cm" svg:y2="28.2cm">
          <text:p/>
        </draw:line>
        <draw:line draw:style-name="gr18" draw:text-style-name="P6" draw:layer="layout" svg:x1="52cm" svg:y1="33.8cm" svg:x2="56.2cm" svg:y2="33.8cm">
          <text:p/>
        </draw:line>
        <draw:line draw:style-name="gr14" draw:text-style-name="P6" draw:layer="layout" svg:x1="56.198cm" svg:y1="33.798cm" svg:x2="56.098cm" svg:y2="23.598cm">
          <text:p/>
        </draw:line>
        <draw:line draw:style-name="gr4" draw:text-style-name="P6" draw:layer="layout" svg:x1="9.4cm" svg:y1="30cm" svg:x2="14.601cm" svg:y2="30cm">
          <text:p/>
        </draw:line>
        <draw:line draw:style-name="gr4" draw:text-style-name="P6" draw:layer="layout" svg:x1="9.4cm" svg:y1="31.95cm" svg:x2="14.6cm" svg:y2="31.95cm">
          <text:p/>
        </draw:line>
        <draw:frame draw:style-name="gr6" draw:text-style-name="P10" draw:layer="layout" svg:width="3.9cm" svg:height="1.673cm" svg:x="9.5cm" svg:y="30.077cm">
          <draw:text-box>
            <text:p text:style-name="P9">Transaction</text:p>
            <text:p text:style-name="P9">Database</text:p>
          </draw:text-box>
        </draw:frame>
        <draw:line draw:style-name="gr4" draw:text-style-name="P6" draw:layer="layout" svg:x1="9.4cm" svg:y1="30cm" svg:x2="14.601cm" svg:y2="30cm">
          <text:p/>
        </draw:line>
        <draw:line draw:style-name="gr4" draw:text-style-name="P6" draw:layer="layout" svg:x1="9.4cm" svg:y1="31.95cm" svg:x2="14.6cm" svg:y2="31.95cm">
          <text:p/>
        </draw:line>
        <draw:line draw:style-name="gr4" draw:text-style-name="P6" draw:layer="layout" svg:x1="6.6cm" svg:y1="9.7cm" svg:x2="11.801cm" svg:y2="9.7cm">
          <text:p/>
        </draw:line>
        <draw:line draw:style-name="gr4" draw:text-style-name="P6" draw:layer="layout" svg:x1="6.6cm" svg:y1="11.65cm" svg:x2="11.8cm" svg:y2="11.65cm">
          <text:p/>
        </draw:line>
        <draw:frame draw:style-name="gr6" draw:text-style-name="P10" draw:layer="layout" svg:width="3.9cm" svg:height="1.673cm" svg:x="6.7cm" svg:y="9.777cm">
          <draw:text-box>
            <text:p text:style-name="P9">Customer</text:p>
            <text:p text:style-name="P9">Database</text:p>
          </draw:text-box>
        </draw:frame>
        <draw:line draw:style-name="gr4" draw:text-style-name="P6" draw:layer="layout" svg:x1="6.6cm" svg:y1="9.7cm" svg:x2="11.801cm" svg:y2="9.7cm">
          <text:p/>
        </draw:line>
        <draw:line draw:style-name="gr4" draw:text-style-name="P6" draw:layer="layout" svg:x1="6.6cm" svg:y1="11.65cm" svg:x2="11.8cm" svg:y2="11.65cm">
          <text:p/>
        </draw:line>
        <draw:frame draw:style-name="gr6" draw:text-style-name="P10" draw:layer="layout" svg:width="3.9cm" svg:height="1.673cm" svg:x="6.7cm" svg:y="9.777cm">
          <draw:text-box>
            <text:p text:style-name="P9">Customer</text:p>
            <text:p text:style-name="P9">Database</text:p>
          </draw:text-box>
        </draw:frame>
        <draw:line draw:style-name="gr14" draw:text-style-name="P15" draw:layer="layout" svg:x1="26.5cm" svg:y1="25.1cm" svg:x2="20.9cm" svg:y2="29.5cm">
          <text:p/>
        </draw:line>
        <draw:line draw:style-name="gr14" draw:text-style-name="P6" draw:layer="layout" svg:x1="18.4cm" svg:y1="30.2cm" svg:x2="14.499cm" svg:y2="30.95cm">
          <text:p/>
        </draw:line>
        <draw:frame draw:style-name="gr20" draw:text-style-name="P10" draw:layer="layout" svg:width="4.3cm" svg:height="2.384cm" svg:x="18.4cm" svg:y="29.416cm">
          <draw:text-box>
            <text:p text:style-name="P9">Record</text:p>
            <text:p text:style-name="P9">Transaction</text:p>
          </draw:text-box>
        </draw:frame>
        <draw:line draw:style-name="gr4" draw:text-style-name="P6" draw:layer="layout" svg:x1="41.7cm" svg:y1="9.7cm" svg:x2="46.901cm" svg:y2="9.7cm">
          <text:p/>
        </draw:line>
        <draw:line draw:style-name="gr4" draw:text-style-name="P6" draw:layer="layout" svg:x1="41.7cm" svg:y1="11.65cm" svg:x2="46.9cm" svg:y2="11.65cm">
          <text:p/>
        </draw:line>
        <draw:frame draw:style-name="gr6" draw:text-style-name="P10" xml:id="id4" draw:id="id4" draw:layer="layout" svg:width="3.9cm" svg:height="1.673cm" svg:x="41.8cm" svg:y="9.777cm">
          <draw:text-box>
            <text:p text:style-name="P9">Bank Offers</text:p>
            <text:p text:style-name="P9">Database</text:p>
          </draw:text-box>
        </draw:frame>
        <draw:line draw:style-name="gr4" draw:text-style-name="P6" draw:layer="layout" svg:x1="41.7cm" svg:y1="9.7cm" svg:x2="46.901cm" svg:y2="9.7cm">
          <text:p/>
        </draw:line>
        <draw:line draw:style-name="gr4" draw:text-style-name="P6" draw:layer="layout" svg:x1="41.7cm" svg:y1="11.65cm" svg:x2="46.9cm" svg:y2="11.65cm">
          <text:p/>
        </draw:line>
        <draw:line draw:style-name="gr4" draw:text-style-name="P6" draw:layer="layout" svg:x1="44.1cm" svg:y1="26.239cm" svg:x2="49.301cm" svg:y2="26.239cm">
          <text:p/>
        </draw:line>
        <draw:line draw:style-name="gr4" draw:text-style-name="P6" draw:layer="layout" svg:x1="44.1cm" svg:y1="28.189cm" svg:x2="49.3cm" svg:y2="28.189cm">
          <text:p/>
        </draw:line>
        <draw:frame draw:style-name="gr21" draw:text-style-name="P10" draw:layer="layout" svg:width="5.2cm" svg:height="2.384cm" svg:x="44.2cm" svg:y="26.316cm">
          <draw:text-box>
            <text:p text:style-name="P9">Bank Details</text:p>
            <text:p text:style-name="P9">Database</text:p>
          </draw:text-box>
        </draw:frame>
        <draw:line draw:style-name="gr4" draw:text-style-name="P6" draw:layer="layout" svg:x1="44.1cm" svg:y1="26.239cm" svg:x2="49.301cm" svg:y2="26.239cm">
          <text:p/>
        </draw:line>
        <draw:line draw:style-name="gr4" draw:text-style-name="P6" draw:layer="layout" svg:x1="44.1cm" svg:y1="28.189cm" svg:x2="49.3cm" svg:y2="28.189cm">
          <text:p/>
        </draw:line>
        <draw:frame draw:style-name="gr22" draw:text-style-name="P10" draw:layer="layout" svg:width="4.6cm" svg:height="1.5cm" svg:x="45cm" svg:y="14.3cm">
          <draw:text-box>
            <text:p text:style-name="P9">Bank Offers</text:p>
          </draw:text-box>
        </draw:frame>
        <draw:connector draw:style-name="gr23" draw:text-style-name="P16" draw:layer="layout" svg:x1="39.849cm" svg:y1="12.298cm" svg:x2="41.8cm" svg:y2="10.613cm" draw:start-shape="id3" draw:start-glue-point="0" draw:end-shape="id4" draw:end-glue-point="3" svg:d="M39849 12298v-1685h1951" svg:viewBox="0 0 1952 1686">
          <text:p/>
        </draw:connector>
        <draw:line draw:style-name="gr14" draw:text-style-name="P6" draw:layer="layout" svg:x1="46.9cm" svg:y1="14.5cm" svg:x2="45.7cm" svg:y2="11.8cm">
          <text:p/>
        </draw:line>
        <draw:custom-shape draw:style-name="gr1" draw:text-style-name="P1" draw:layer="layout" svg:width="7.751cm" svg:height="7.3cm" svg:x="26.022cm" svg:y="40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7.951cm" svg:height="7.3cm" svg:x="25.649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26.5cm" svg:y1="30.7cm" svg:x2="32.7cm" svg:y2="30.6cm">
          <text:p/>
        </draw:line>
        <draw:line draw:style-name="gr18" draw:text-style-name="P6" draw:layer="layout" svg:x1="26.8cm" svg:y1="42cm" svg:x2="33.1cm" svg:y2="42cm">
          <text:p/>
        </draw:line>
        <draw:frame draw:style-name="gr25" draw:text-style-name="P17" draw:layer="layout" svg:width="2.512cm" svg:height="1.662cm" svg:x="28.4cm" svg:y="29.5cm">
          <draw:text-box>
            <text:p text:style-name="P9">0.3.2</text:p>
          </draw:text-box>
        </draw:frame>
        <draw:frame draw:style-name="gr26" draw:text-style-name="P17" draw:layer="layout" svg:width="1.912cm" svg:height="0.962cm" svg:x="29.1cm" svg:y="41cm">
          <draw:text-box>
            <text:p text:style-name="P9">0.3.3</text:p>
          </draw:text-box>
        </draw:frame>
        <draw:frame draw:style-name="gr27" draw:text-style-name="P17" draw:layer="layout" svg:width="3.7cm" svg:height="1.7cm" svg:x="28cm" svg:y="43.5cm">
          <draw:text-box>
            <text:p text:style-name="P9">Balance</text:p>
            <text:p text:style-name="P9">Check</text:p>
          </draw:text-box>
        </draw:frame>
        <draw:line draw:style-name="gr4" draw:text-style-name="P6" draw:layer="layout" svg:x1="25.7cm" svg:y1="33cm" svg:x2="19.8cm" svg:y2="33.1cm">
          <text:p/>
        </draw:line>
        <draw:line draw:style-name="gr4" draw:text-style-name="P6" draw:layer="layout" svg:x1="5.65cm" svg:y1="23.3cm" svg:x2="5.65cm" svg:y2="28.601cm">
          <text:p/>
        </draw:line>
        <draw:frame draw:style-name="gr28" draw:text-style-name="P17" draw:layer="layout" svg:width="7.8cm" svg:height="1.1cm" svg:x="4cm" svg:y="28.6cm">
          <draw:text-box>
            <text:p text:style-name="P9">Requests For Withdrawal</text:p>
          </draw:text-box>
        </draw:frame>
        <draw:line draw:style-name="gr18" draw:text-style-name="P6" draw:layer="layout" svg:x1="5.8cm" svg:y1="29.4cm" svg:x2="5.9cm" svg:y2="44.1cm">
          <text:p/>
        </draw:line>
        <draw:line draw:style-name="gr14" draw:text-style-name="P6" draw:layer="layout" svg:x1="19.926cm" svg:y1="33.101cm" svg:x2="19.926cm" svg:y2="31.2cm">
          <text:p/>
        </draw:line>
        <draw:line draw:style-name="gr14" draw:text-style-name="P6" draw:layer="layout" svg:x1="5.9cm" svg:y1="44.1cm" svg:x2="26.2cm" svg:y2="44.4cm">
          <text:p/>
        </draw:line>
        <draw:line draw:style-name="gr18" draw:text-style-name="P6" draw:layer="layout" svg:x1="32.5cm" svg:y1="30.1cm" svg:x2="38.7cm" svg:y2="25.5cm">
          <text:p/>
        </draw:line>
        <draw:line draw:style-name="gr18" draw:text-style-name="P6" draw:layer="layout" svg:x1="42.6cm" svg:y1="25.3cm" svg:x2="51.4cm" svg:y2="25.3cm">
          <text:p/>
        </draw:line>
        <draw:line draw:style-name="gr14" draw:text-style-name="P6" draw:layer="layout" svg:x1="51.4cm" svg:y1="25.4cm" svg:x2="51.4cm" svg:y2="23.1cm">
          <text:p/>
        </draw:line>
        <draw:frame draw:style-name="gr29" draw:text-style-name="P17" draw:layer="layout" svg:width="4.2cm" svg:height="0.962cm" svg:x="38.6cm" svg:y="24.838cm">
          <draw:text-box>
            <text:p text:style-name="P9">Balance Info</text:p>
          </draw:text-box>
        </draw:frame>
        <draw:frame draw:style-name="gr30" draw:text-style-name="P17" draw:layer="layout" svg:width="9.9cm" svg:height="2.6cm" svg:x="48.5cm" svg:y="46cm">
          <draw:text-box>
            <text:p text:style-name="P9">Updated balance-acc</text:p>
            <text:p text:style-name="P9">wit/dep-transaction</text:p>
            <text:p text:style-name="P9">Balance check-acc</text:p>
          </draw:text-box>
        </draw:frame>
        <draw:frame draw:style-name="gr31" draw:text-style-name="P17" draw:layer="layout" svg:width="3.8cm" svg:height="2.5cm" svg:x="27.6cm" svg:y="32.3cm">
          <draw:text-box>
            <text:p text:style-name="P9">Withdrawal</text:p>
          </draw:text-box>
        </draw:frame>
        <draw:line draw:style-name="gr14" draw:text-style-name="P6" draw:layer="layout" svg:x1="29.6cm" svg:y1="38.2cm" svg:x2="29.6cm" svg:y2="36.5cm">
          <text:p/>
        </draw:line>
        <draw:line draw:style-name="gr18" draw:text-style-name="P6" draw:layer="layout" svg:x1="29.65cm" svg:y1="38.898cm" svg:x2="29.65cm" svg:y2="40.501cm">
          <text:p/>
        </draw:line>
        <draw:frame draw:style-name="gr28" draw:text-style-name="P17" draw:layer="layout" svg:width="8.5cm" svg:height="1.1cm" svg:x="26.4cm" svg:y="38cm">
          <draw:text-box>
            <text:p text:style-name="P9">Sufficient Balance Available</text:p>
          </draw:text-box>
        </draw:frame>
      </draw:page>
      <draw:page draw:name="page2" draw:style-name="dp1" draw:master-page-name="Default">
        <draw:custom-shape draw:style-name="gr1" draw:text-style-name="P1" draw:layer="layout" svg:width="7.751cm" svg:height="7.3cm" svg:x="25.922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6.998cm" svg:y1="10.2cm" svg:x2="32.598cm" svg:y2="10.2cm">
          <text:p/>
        </draw:line>
        <draw:frame draw:style-name="gr6" draw:text-style-name="P8" draw:layer="layout" svg:width="3.501cm" svg:height="1.673cm" svg:x="28.899cm" svg:y="9.299cm">
          <draw:text-box>
            <text:p text:style-name="P7"><text:span text:style-name="T3">0.3.1</text:span></text:p>
          </draw:text-box>
        </draw:frame>
        <draw:frame draw:style-name="gr11" draw:text-style-name="P10" draw:layer="layout" svg:width="5.501cm" svg:height="3.701cm" svg:x="27.599cm" svg:y="11.3cm">
          <draw:text-box>
            <text:p text:style-name="P9"><text:span text:style-name="T3"/></text:p>
            <text:p text:style-name="P9"><text:span text:style-name="T3">Deposit</text:span></text:p>
          </draw:text-box>
        </draw:frame>
        <draw:custom-shape draw:style-name="gr24" draw:text-style-name="P1" draw:layer="layout" svg:width="7.951cm" svg:height="7.3cm" svg:x="25.749cm" svg:y="1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26.6cm" svg:y1="20.001cm" svg:x2="32.8cm" svg:y2="19.901cm">
          <text:p/>
        </draw:line>
        <draw:frame draw:style-name="gr25" draw:text-style-name="P17" draw:layer="layout" svg:width="2.512cm" svg:height="1.662cm" svg:x="28.5cm" svg:y="18.801cm">
          <draw:text-box>
            <text:p text:style-name="P9">0.3.2</text:p>
          </draw:text-box>
        </draw:frame>
        <draw:frame draw:style-name="gr31" draw:text-style-name="P17" draw:layer="layout" svg:width="3.8cm" svg:height="2.5cm" svg:x="27.7cm" svg:y="21.601cm">
          <draw:text-box>
            <text:p text:style-name="P9">Withdrawal</text:p>
          </draw:text-box>
        </draw:frame>
        <draw:custom-shape draw:style-name="gr1" draw:text-style-name="P1" draw:layer="layout" svg:width="7.751cm" svg:height="7.3cm" svg:x="26.121cm" svg:y="29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26.899cm" svg:y1="31.301cm" svg:x2="33.199cm" svg:y2="31.301cm">
          <text:p/>
        </draw:line>
        <draw:frame draw:style-name="gr26" draw:text-style-name="P17" draw:layer="layout" svg:width="1.912cm" svg:height="0.962cm" svg:x="29.199cm" svg:y="30.301cm">
          <draw:text-box>
            <text:p text:style-name="P9">0.3.3</text:p>
          </draw:text-box>
        </draw:frame>
        <draw:frame draw:style-name="gr27" draw:text-style-name="P17" draw:layer="layout" svg:width="3.7cm" svg:height="1.7cm" svg:x="28.099cm" svg:y="32.801cm">
          <draw:text-box>
            <text:p text:style-name="P9">Balance</text:p>
            <text:p text:style-name="P9">Validation</text:p>
          </draw:text-box>
        </draw:frame>
        <draw:frame draw:style-name="gr32" draw:text-style-name="P19" draw:layer="layout" svg:width="5.701cm" svg:height="0.962cm" svg:x="26.8cm" svg:y="27.39cm">
          <draw:text-box>
            <text:p text:style-name="P18">Confirmation sent</text:p>
          </draw:text-box>
        </draw:frame>
        <draw:custom-shape draw:style-name="gr1" draw:text-style-name="P1" draw:layer="layout" svg:width="7.751cm" svg:height="7.3cm" svg:x="25.922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8cm" svg:height="4.199cm" svg:x="1.6cm" svg:y="1.8cm">
          <text:p text:style-name="P2"><text:span text:style-name="T1">Custom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8.7cm" svg:height="4.2cm" svg:x="49.3cm" svg:y="1.9cm">
          <text:p text:style-name="P4"><text:span text:style-name="T2">Admi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26.998cm" svg:y1="10.2cm" svg:x2="32.598cm" svg:y2="10.2cm">
          <text:p/>
        </draw:line>
        <draw:frame draw:style-name="gr6" draw:text-style-name="P8" draw:layer="layout" svg:width="3.501cm" svg:height="1.673cm" svg:x="28.899cm" svg:y="9.299cm">
          <draw:text-box>
            <text:p text:style-name="P7"><text:span text:style-name="T3">0.3.1</text:span></text:p>
          </draw:text-box>
        </draw:frame>
        <draw:frame draw:style-name="gr7" draw:text-style-name="P10" draw:layer="layout" svg:width="6.502cm" svg:height="1.688cm" svg:x="13.998cm" svg:y="13.3cm">
          <draw:text-box>
            <text:p text:style-name="P9"><text:span text:style-name="T3"><text:s text:c="2"/></text:span><text:span text:style-name="T3">Deposit </text:span><text:span text:style-name="T3">Request</text:span></text:p>
          </draw:text-box>
        </draw:frame>
        <draw:line draw:style-name="gr4" draw:text-style-name="P6" draw:layer="layout" svg:x1="8.5cm" svg:y1="6.1cm" svg:x2="8.499cm" svg:y2="13.9cm">
          <text:p/>
        </draw:line>
        <draw:line draw:style-name="gr4" draw:text-style-name="P6" draw:layer="layout" svg:x1="8.499cm" svg:y1="13.9cm" svg:x2="14.399cm" svg:y2="13.9cm">
          <text:p/>
        </draw:line>
        <draw:line draw:style-name="gr14" draw:text-style-name="P6" draw:layer="layout" svg:x1="19.4cm" svg:y1="13.752cm" svg:x2="26cm" svg:y2="13.75cm">
          <text:p/>
        </draw:line>
        <draw:frame draw:style-name="gr15" draw:text-style-name="P10" draw:layer="layout" svg:width="7.301cm" svg:height="1.673cm" svg:x="35.599cm" svg:y="10.879cm">
          <draw:text-box>
            <text:p text:style-name="P9"><text:span text:style-name="T3"><text:s text:c="5"/></text:span><text:span text:style-name="T3">Deposit</text:span></text:p>
            <text:p text:style-name="P9"><text:span text:style-name="T3">Transaction </text:span><text:span text:style-name="T3">Info</text:span></text:p>
          </draw:text-box>
        </draw:frame>
        <draw:frame draw:style-name="gr17" draw:text-style-name="P10" draw:layer="layout" svg:width="9.298cm" svg:height="2.802cm" svg:x="37.1cm" svg:y="22.352cm">
          <draw:text-box>
            <text:p text:style-name="P9"><text:span text:style-name="T3">Updated Status</text:span></text:p>
          </draw:text-box>
        </draw:frame>
        <draw:line draw:style-name="gr4" draw:text-style-name="P6" draw:layer="layout" svg:x1="33.501cm" svg:y1="11.552cm" svg:x2="36.3cm" svg:y2="11.552cm">
          <text:p/>
        </draw:line>
        <draw:line draw:style-name="gr18" draw:text-style-name="P6" draw:layer="layout" svg:x1="39.797cm" svg:y1="11.552cm" svg:x2="45.9cm" svg:y2="11.552cm">
          <text:p/>
        </draw:line>
        <draw:line draw:style-name="gr4" draw:text-style-name="P6" draw:layer="layout" svg:x1="45.8cm" svg:y1="11.652cm" svg:x2="47cm" svg:y2="4.5cm">
          <text:p/>
        </draw:line>
        <draw:line draw:style-name="gr14" draw:text-style-name="P6" draw:layer="layout" svg:x1="47cm" svg:y1="4.501cm" svg:x2="49.098cm" svg:y2="4.5cm">
          <text:p/>
        </draw:line>
        <draw:line draw:style-name="gr4" draw:text-style-name="P6" draw:layer="layout" svg:x1="12.499cm" svg:y1="15.402cm" svg:x2="17.7cm" svg:y2="15.402cm">
          <text:p/>
        </draw:line>
        <draw:line draw:style-name="gr4" draw:text-style-name="P6" draw:layer="layout" svg:x1="12.499cm" svg:y1="17.352cm" svg:x2="17.699cm" svg:y2="17.352cm">
          <text:p/>
        </draw:line>
        <draw:frame draw:style-name="gr6" draw:text-style-name="P10" draw:layer="layout" svg:width="3.9cm" svg:height="1.673cm" svg:x="12.599cm" svg:y="15.479cm">
          <draw:text-box>
            <text:p text:style-name="P9">Transaction</text:p>
            <text:p text:style-name="P9">Database</text:p>
          </draw:text-box>
        </draw:frame>
        <draw:line draw:style-name="gr4" draw:text-style-name="P6" draw:layer="layout" svg:x1="12.499cm" svg:y1="15.402cm" svg:x2="17.7cm" svg:y2="15.402cm">
          <text:p/>
        </draw:line>
        <draw:line draw:style-name="gr4" draw:text-style-name="P6" draw:layer="layout" svg:x1="12.499cm" svg:y1="17.352cm" svg:x2="17.699cm" svg:y2="17.352cm">
          <text:p/>
        </draw:line>
        <draw:line draw:style-name="gr4" draw:text-style-name="P6" draw:layer="layout" svg:x1="37.9cm" svg:y1="27cm" svg:x2="43.101cm" svg:y2="27cm">
          <text:p/>
        </draw:line>
        <draw:frame draw:style-name="gr6" draw:text-style-name="P10" draw:layer="layout" svg:width="3.9cm" svg:height="2.384cm" svg:x="38cm" svg:y="27.077cm">
          <draw:text-box>
            <text:p text:style-name="P18"><text:span text:style-name="T3">Customer</text:span></text:p>
            <text:p text:style-name="P18"><text:span text:style-name="T3">Account</text:span></text:p>
            <text:p text:style-name="P18"><text:span text:style-name="T3">Database</text:span></text:p>
          </draw:text-box>
        </draw:frame>
        <draw:line draw:style-name="gr4" draw:text-style-name="P6" draw:layer="layout" svg:x1="37.9cm" svg:y1="27cm" svg:x2="43.101cm" svg:y2="27cm">
          <text:p/>
        </draw:line>
        <draw:line draw:style-name="gr4" draw:text-style-name="P6" draw:layer="layout" svg:x1="37.9cm" svg:y1="29.4cm" svg:x2="43.1cm" svg:y2="29.4cm">
          <text:p/>
        </draw:line>
        <draw:line draw:style-name="gr14" draw:text-style-name="P15" draw:layer="layout" svg:x1="26.6cm" svg:y1="14.401cm" svg:x2="21cm" svg:y2="18.801cm">
          <text:p/>
        </draw:line>
        <draw:line draw:style-name="gr14" draw:text-style-name="P6" draw:layer="layout" svg:x1="18.5cm" svg:y1="19.501cm" svg:x2="15.5cm" svg:y2="17.452cm">
          <text:p/>
        </draw:line>
        <draw:frame draw:style-name="gr20" draw:text-style-name="P10" draw:layer="layout" svg:width="4.3cm" svg:height="2.384cm" svg:x="18.5cm" svg:y="18.717cm">
          <draw:text-box>
            <text:p text:style-name="P9">Record</text:p>
            <text:p text:style-name="P9">Transaction</text:p>
          </draw:text-box>
        </draw:frame>
        <draw:custom-shape draw:style-name="gr1" draw:text-style-name="P1" draw:layer="layout" svg:width="7.751cm" svg:height="7.3cm" svg:x="26.122cm" svg:y="29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7.951cm" svg:height="7.3cm" svg:x="25.749cm" svg:y="1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26.6cm" svg:y1="20.001cm" svg:x2="32.8cm" svg:y2="19.901cm">
          <text:p/>
        </draw:line>
        <draw:line draw:style-name="gr18" draw:text-style-name="P6" draw:layer="layout" svg:x1="26.9cm" svg:y1="31.301cm" svg:x2="33.2cm" svg:y2="31.301cm">
          <text:p/>
        </draw:line>
        <draw:frame draw:style-name="gr25" draw:text-style-name="P17" draw:layer="layout" svg:width="2.512cm" svg:height="1.662cm" svg:x="28.5cm" svg:y="18.801cm">
          <draw:text-box>
            <text:p text:style-name="P9">0.3.2</text:p>
          </draw:text-box>
        </draw:frame>
        <draw:frame draw:style-name="gr26" draw:text-style-name="P17" draw:layer="layout" svg:width="1.912cm" svg:height="0.962cm" svg:x="29.2cm" svg:y="30.301cm">
          <draw:text-box>
            <text:p text:style-name="P9">0.3.3</text:p>
          </draw:text-box>
        </draw:frame>
        <draw:line draw:style-name="gr4" draw:text-style-name="P6" draw:layer="layout" svg:x1="25.8cm" svg:y1="22.301cm" svg:x2="19.9cm" svg:y2="22.401cm">
          <text:p/>
        </draw:line>
        <draw:line draw:style-name="gr4" draw:text-style-name="P6" draw:layer="layout" svg:x1="5.8cm" svg:y1="6cm" svg:x2="5.75cm" svg:y2="17.901cm">
          <text:p/>
        </draw:line>
        <draw:frame draw:style-name="gr28" draw:text-style-name="P17" draw:layer="layout" svg:width="7.8cm" svg:height="1.1cm" svg:x="4.1cm" svg:y="17.901cm">
          <draw:text-box>
            <text:p text:style-name="P9">Requests For Withdrawal</text:p>
          </draw:text-box>
        </draw:frame>
        <draw:line draw:style-name="gr18" draw:text-style-name="P6" draw:layer="layout" svg:x1="5.9cm" svg:y1="18.701cm" svg:x2="6cm" svg:y2="24.252cm">
          <text:p/>
        </draw:line>
        <draw:line draw:style-name="gr14" draw:text-style-name="P6" draw:layer="layout" svg:x1="20cm" svg:y1="22.552cm" svg:x2="20.026cm" svg:y2="20.501cm">
          <text:p/>
        </draw:line>
        <draw:line draw:style-name="gr14" draw:text-style-name="P6" draw:layer="layout" svg:x1="5.9cm" svg:y1="24.251cm" svg:x2="26.202cm" svg:y2="24.25cm">
          <text:p/>
        </draw:line>
        <draw:line draw:style-name="gr18" draw:text-style-name="P6" draw:layer="layout" svg:x1="33.8cm" svg:y1="21.352cm" svg:x2="38.6cm" svg:y2="20.452cm">
          <text:p/>
        </draw:line>
        <draw:line draw:style-name="gr18" draw:text-style-name="P6" draw:layer="layout" svg:x1="42.8cm" svg:y1="20.252cm" svg:x2="51.6cm" svg:y2="20.252cm">
          <text:p/>
        </draw:line>
        <draw:line draw:style-name="gr14" draw:text-style-name="P6" draw:layer="layout" svg:x1="51.5cm" svg:y1="20.452cm" svg:x2="51.5cm" svg:y2="6.2cm">
          <text:p/>
        </draw:line>
        <draw:frame draw:style-name="gr29" draw:text-style-name="P17" draw:layer="layout" svg:width="4.2cm" svg:height="1.673cm" svg:x="38.8cm" svg:y="19.479cm">
          <draw:text-box>
            <text:p text:style-name="P9">Requests</text:p>
            <text:p text:style-name="P9">Balance Info</text:p>
          </draw:text-box>
        </draw:frame>
        <draw:line draw:style-name="gr18" draw:text-style-name="P6" draw:layer="layout" svg:x1="36.9cm" svg:y1="22.652cm" svg:x2="33.7cm" svg:y2="22.052cm">
          <text:p/>
        </draw:line>
        <draw:line draw:style-name="gr14" draw:text-style-name="P6" draw:layer="layout" svg:x1="39.65cm" svg:y1="23.099cm" svg:x2="39.65cm" svg:y2="27.2cm">
          <text:p/>
        </draw:line>
        <draw:line draw:style-name="gr4" draw:text-style-name="P6" draw:layer="layout" svg:x1="30.1cm" svg:y1="29.852cm" svg:x2="30.1cm" svg:y2="28.152cm">
          <text:p/>
        </draw:line>
        <draw:line draw:style-name="gr14" draw:text-style-name="P6" draw:layer="layout" svg:x1="30.1cm" svg:y1="27.652cm" svg:x2="30cm" svg:y2="25.852cm">
          <text:p/>
        </draw:line>
        <draw:line draw:style-name="gr18" draw:text-style-name="P6" draw:layer="layout" svg:x1="50.6cm" svg:y1="6.252cm" svg:x2="45.8cm" svg:y2="13.852cm">
          <text:p/>
        </draw:line>
        <draw:line draw:style-name="gr18" draw:text-style-name="P6" draw:layer="layout" svg:x1="45.871cm" svg:y1="13.892cm" svg:x2="39.97cm" svg:y2="13.892cm">
          <text:p/>
        </draw:line>
        <draw:frame draw:style-name="gr35" draw:text-style-name="P20" draw:layer="layout" svg:width="3.7cm" svg:height="1.8cm" svg:x="37.1cm" svg:y="13.152cm">
          <draw:text-box>
            <text:p>Deposit</text:p>
            <text:p>Successful</text:p>
          </draw:text-box>
        </draw:frame>
        <draw:line draw:style-name="gr14" draw:text-style-name="P6" draw:layer="layout" svg:x1="37cm" svg:y1="14.052cm" svg:x2="33.6cm" svg:y2="13.552cm">
          <text:p/>
        </draw:line>
        <draw:line draw:style-name="gr18" draw:text-style-name="P6" draw:layer="layout" svg:x1="26.5cm" svg:y1="10.952cm" svg:x2="19.6cm" svg:y2="9.352cm">
          <text:p/>
        </draw:line>
        <draw:line draw:style-name="gr14" draw:text-style-name="P6" draw:layer="layout" svg:x1="15.8cm" svg:y1="8.052cm" svg:x2="9.7cm" svg:y2="5.252cm">
          <text:p/>
        </draw:line>
        <draw:frame draw:style-name="gr36" draw:text-style-name="P20" draw:layer="layout" svg:width="4.5cm" svg:height="2.7cm" svg:x="16cm" svg:y="7.352cm">
          <draw:text-box>
            <text:p>Deposit</text:p>
            <text:p>Confirmation</text:p>
            <text:p>Sent</text:p>
          </draw:text-box>
        </draw:frame>
        <draw:line draw:style-name="gr18" draw:text-style-name="P6" draw:layer="layout" svg:x1="42.3cm" svg:y1="29.452cm" svg:x2="42.3cm" svg:y2="40.052cm">
          <text:p/>
        </draw:line>
        <draw:line draw:style-name="gr18" draw:text-style-name="P6" draw:layer="layout" svg:x1="42.5cm" svg:y1="39.752cm" svg:x2="3.3cm" svg:y2="39.952cm">
          <text:p/>
        </draw:line>
        <draw:line draw:style-name="gr18" draw:text-style-name="P6" draw:layer="layout" svg:x1="3.4cm" svg:y1="31.052cm" svg:x2="3.4cm" svg:y2="40.052cm">
          <text:p/>
        </draw:line>
        <draw:frame draw:style-name="gr37" draw:text-style-name="P20" draw:layer="layout" svg:width="7.1cm" svg:height="1.9cm" svg:x="1.2cm" svg:y="29.452cm">
          <draw:text-box>
            <text:p>Available Balance After Withdrawal sent</text:p>
          </draw:text-box>
        </draw:frame>
        <draw:line draw:style-name="gr14" draw:text-style-name="P6" draw:layer="layout" svg:x1="3.3cm" svg:y1="29.452cm" svg:x2="3.5cm" svg:y2="6.052cm">
          <text:p/>
        </draw:line>
        <draw:line draw:style-name="gr18" draw:text-style-name="P6" draw:layer="layout" svg:x1="33.3cm" svg:y1="36.052cm" svg:x2="41.7cm" svg:y2="36.152cm">
          <text:p/>
        </draw:line>
        <draw:ellipse draw:style-name="gr23" draw:text-style-name="P16" draw:layer="layout" svg:width="3.2cm" svg:height="2.9cm" draw:transform="rotate (-0.785398163397449) translate (43.12cm 34.205cm)" draw:kind="arc" draw:start-angle="89.22" draw:end-angle="219.93">
          <text:p/>
        </draw:ellipse>
        <draw:line draw:style-name="gr18" draw:text-style-name="P6" draw:layer="layout" svg:x1="44.3cm" svg:y1="35.352cm" svg:x2="55.7cm" svg:y2="33.352cm">
          <text:p/>
        </draw:line>
        <draw:line draw:style-name="gr14" draw:text-style-name="P6" draw:layer="layout" svg:x1="55.5cm" svg:y1="23.252cm" svg:x2="55.3cm" svg:y2="6.052cm">
          <text:p/>
        </draw:line>
        <draw:frame draw:style-name="gr38" draw:text-style-name="P20" draw:layer="layout" svg:width="4cm" svg:height="3.2cm" svg:x="53.5cm" svg:y="23.252cm">
          <draw:text-box>
            <text:p text:style-name="P21"><text:span text:style-name="T3">Sufficient </text:span><text:span text:style-name="T3">Balance </text:span><text:span text:style-name="T3">Available</text:span></text:p>
          </draw:text-box>
        </draw:frame>
        <draw:line draw:style-name="gr18" draw:text-style-name="P6" draw:layer="layout" svg:x1="55.65cm" svg:y1="25.852cm" svg:x2="55.7cm" svg:y2="33.552cm">
          <text:p/>
        </draw:line>
        <draw:line draw:style-name="gr18" draw:text-style-name="P6" draw:layer="layout" svg:x1="32.6cm" svg:y1="15.252cm" svg:x2="46cm" svg:y2="19.552cm">
          <text:p/>
        </draw:line>
        <draw:ellipse draw:style-name="gr23" draw:text-style-name="P16" draw:layer="layout" svg:width="3.232cm" svg:height="2.928cm" draw:transform="skewX (-0.0191986217719376) rotate (-2.36579380107831) translate (47.942cm 21.005cm)" draw:kind="arc" draw:start-angle="89.22" draw:end-angle="219.93">
          <text:p/>
        </draw:ellipse>
        <draw:line draw:style-name="gr14" draw:text-style-name="P6" draw:layer="layout" svg:x1="45.1cm" svg:y1="23.552cm" svg:x2="41.5cm" svg:y2="26.852cm">
          <text:p/>
        </draw:line>
        <draw:frame draw:style-name="gr36" draw:text-style-name="P20" draw:layer="layout" svg:width="2.8cm" svg:height="2.7cm" svg:x="44.8cm" svg:y="21.952cm">
          <draw:text-box>
            <text:p>New</text:p>
            <text:p>Balan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2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7T10:05:49.857261846</meta:creation-date>
    <dc:date>2024-02-21T11:32:45.717522750</dc:date>
    <meta:editing-duration>PT24M31S</meta:editing-duration>
    <meta:editing-cycles>4</meta:editing-cycles>
    <meta:generator>LibreOffice/6.4.7.2$Linux_X86_64 LibreOffice_project/40$Build-2</meta:generator>
    <meta:document-statistic meta:object-count="194"/>
  </office:meta>
</office:document-meta>
</file>